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2.365cm" svg:height="0.839cm" svg:x="7.7cm" svg:y="3.7cm">
          <draw:text-box>
            <text:p text:style-name="P1"><text:span text:style-name="T1">Serveur</text:span></text:p>
          </draw:text-box>
        </draw:frame>
        <draw:line draw:style-name="gr2" draw:text-style-name="P3" draw:layer="layout" svg:x1="5.6cm" svg:y1="3.7cm" svg:x2="5.7cm" svg:y2="16.3cm">
          <text:p/>
        </draw:line>
        <draw:line draw:style-name="gr2" draw:text-style-name="P3" draw:layer="layout" svg:x1="12.8cm" svg:y1="3.7cm" svg:x2="12.9cm" svg:y2="16.3cm">
          <text:p/>
        </draw:line>
        <draw:line draw:style-name="gr2" draw:text-style-name="P3" draw:layer="layout" svg:x1="5.7cm" svg:y1="16.3cm" svg:x2="12.9cm" svg:y2="16.3cm">
          <text:p/>
        </draw:line>
        <draw:line draw:style-name="gr2" draw:text-style-name="P3" draw:layer="layout" svg:x1="5.6cm" svg:y1="3.7cm" svg:x2="12.8cm" svg:y2="3.7cm">
          <text:p/>
        </draw:line>
        <draw:frame draw:style-name="gr1" draw:text-style-name="P2" draw:layer="layout" svg:width="1.861cm" svg:height="0.839cm" svg:x="18.4cm" svg:y="3.7cm">
          <draw:text-box>
            <text:p text:style-name="P1"><text:span text:style-name="T1">Client</text:span></text:p>
          </draw:text-box>
        </draw:frame>
        <draw:line draw:style-name="gr2" draw:text-style-name="P3" draw:layer="layout" svg:x1="16.3cm" svg:y1="3.7cm" svg:x2="16.4cm" svg:y2="16.3cm">
          <text:p/>
        </draw:line>
        <draw:line draw:style-name="gr2" draw:text-style-name="P3" draw:layer="layout" svg:x1="26.9cm" svg:y1="3.7cm" svg:x2="27cm" svg:y2="16.3cm">
          <text:p/>
        </draw:line>
        <draw:line draw:style-name="gr2" draw:text-style-name="P3" draw:layer="layout" svg:x1="16.4cm" svg:y1="16.3cm" svg:x2="27cm" svg:y2="16.3cm">
          <text:p/>
        </draw:line>
        <draw:line draw:style-name="gr2" draw:text-style-name="P3" draw:layer="layout" svg:x1="16.3cm" svg:y1="3.7cm" svg:x2="26.9cm" svg:y2="3.7cm">
          <text:p/>
        </draw:line>
        <draw:line draw:style-name="gr2" draw:text-style-name="P3" draw:layer="layout" svg:x1="6.7cm" svg:y1="5.4cm" svg:x2="6.7cm" svg:y2="7.7cm">
          <text:p/>
        </draw:line>
        <draw:line draw:style-name="gr2" draw:text-style-name="P3" draw:layer="layout" svg:x1="10.8cm" svg:y1="5.4cm" svg:x2="10.8cm" svg:y2="7.7cm">
          <text:p/>
        </draw:line>
        <draw:line draw:style-name="gr2" draw:text-style-name="P3" draw:layer="layout" svg:x1="6.7cm" svg:y1="7.7cm" svg:x2="10.8cm" svg:y2="7.7cm">
          <text:p/>
        </draw:line>
        <draw:line draw:style-name="gr2" draw:text-style-name="P3" draw:layer="layout" svg:x1="6.7cm" svg:y1="5.4cm" svg:x2="10.8cm" svg:y2="5.4cm">
          <text:p/>
        </draw:line>
        <draw:frame draw:style-name="gr1" draw:text-style-name="P4" draw:layer="layout" svg:width="2.576cm" svg:height="0.962cm" svg:x="7.424cm" svg:y="6.038cm">
          <draw:text-box>
            <text:p>Lisener</text:p>
          </draw:text-box>
        </draw:frame>
        <draw:line draw:style-name="gr2" draw:text-style-name="P3" draw:layer="layout" svg:x1="17cm" svg:y1="12.2cm" svg:x2="17cm" svg:y2="14.5cm">
          <text:p/>
        </draw:line>
        <draw:line draw:style-name="gr2" draw:text-style-name="P3" draw:layer="layout" svg:x1="21.1cm" svg:y1="12.2cm" svg:x2="21.1cm" svg:y2="14.5cm">
          <text:p/>
        </draw:line>
        <draw:line draw:style-name="gr2" draw:text-style-name="P3" draw:layer="layout" svg:x1="17cm" svg:y1="14.5cm" svg:x2="21.1cm" svg:y2="14.5cm">
          <text:p/>
        </draw:line>
        <draw:line draw:style-name="gr2" draw:text-style-name="P3" draw:layer="layout" svg:x1="17cm" svg:y1="12.2cm" svg:x2="21.1cm" svg:y2="12.2cm">
          <text:p/>
        </draw:line>
        <draw:frame draw:style-name="gr1" draw:text-style-name="P4" draw:layer="layout" svg:width="2.576cm" svg:height="0.962cm" svg:x="17.724cm" svg:y="12.838cm">
          <draw:text-box>
            <text:p>Lisener</text:p>
          </draw:text-box>
        </draw:frame>
        <draw:line draw:style-name="gr2" draw:text-style-name="P3" draw:layer="layout" svg:x1="6.7cm" svg:y1="12.2cm" svg:x2="6.7cm" svg:y2="14.5cm">
          <text:p/>
        </draw:line>
        <draw:line draw:style-name="gr2" draw:text-style-name="P3" draw:layer="layout" svg:x1="10.8cm" svg:y1="12.2cm" svg:x2="10.8cm" svg:y2="14.5cm">
          <text:p/>
        </draw:line>
        <draw:line draw:style-name="gr2" draw:text-style-name="P3" draw:layer="layout" svg:x1="6.7cm" svg:y1="14.5cm" svg:x2="10.8cm" svg:y2="14.5cm">
          <text:p/>
        </draw:line>
        <draw:line draw:style-name="gr2" draw:text-style-name="P3" draw:layer="layout" svg:x1="6.7cm" svg:y1="12.2cm" svg:x2="10.8cm" svg:y2="12.2cm">
          <text:p/>
        </draw:line>
        <draw:frame draw:style-name="gr1" draw:text-style-name="P4" draw:layer="layout" svg:width="1.874cm" svg:height="0.962cm" svg:x="7.8cm" svg:y="12.9cm">
          <draw:text-box>
            <text:p>Main</text:p>
          </draw:text-box>
        </draw:frame>
        <draw:line draw:style-name="gr2" draw:text-style-name="P3" draw:layer="layout" svg:x1="17cm" svg:y1="5.4cm" svg:x2="17cm" svg:y2="7.7cm">
          <text:p/>
        </draw:line>
        <draw:line draw:style-name="gr2" draw:text-style-name="P3" draw:layer="layout" svg:x1="21.1cm" svg:y1="5.4cm" svg:x2="21.1cm" svg:y2="7.7cm">
          <text:p/>
        </draw:line>
        <draw:line draw:style-name="gr2" draw:text-style-name="P3" draw:layer="layout" svg:x1="17cm" svg:y1="7.7cm" svg:x2="21.1cm" svg:y2="7.7cm">
          <text:p/>
        </draw:line>
        <draw:line draw:style-name="gr2" draw:text-style-name="P3" draw:layer="layout" svg:x1="17cm" svg:y1="5.4cm" svg:x2="21.1cm" svg:y2="5.4cm">
          <text:p/>
        </draw:line>
        <draw:frame draw:style-name="gr3" draw:text-style-name="P4" draw:layer="layout" svg:width="2.7cm" svg:height="0.962cm" svg:x="17.8cm" svg:y="6.046cm">
          <draw:text-box>
            <text:p>Sender</text:p>
          </draw:text-box>
        </draw:frame>
        <draw:line draw:style-name="gr2" draw:text-style-name="P3" draw:layer="layout" svg:x1="17cm" svg:y1="8.6cm" svg:x2="17cm" svg:y2="10.9cm">
          <text:p/>
        </draw:line>
        <draw:line draw:style-name="gr2" draw:text-style-name="P3" draw:layer="layout" svg:x1="21.1cm" svg:y1="8.6cm" svg:x2="21.1cm" svg:y2="10.9cm">
          <text:p/>
        </draw:line>
        <draw:line draw:style-name="gr2" draw:text-style-name="P3" draw:layer="layout" svg:x1="17cm" svg:y1="10.9cm" svg:x2="21.1cm" svg:y2="10.9cm">
          <text:p/>
        </draw:line>
        <draw:line draw:style-name="gr4" draw:text-style-name="P3" draw:layer="layout" svg:x1="17cm" svg:y1="8.6cm" svg:x2="21.1cm" svg:y2="8.6cm">
          <text:p text:style-name="P5"><text:s/></text:p>
        </draw:line>
        <draw:frame draw:style-name="gr1" draw:text-style-name="P4" draw:layer="layout" svg:width="1.874cm" svg:height="0.962cm" svg:x="18.1cm" svg:y="9.3cm">
          <draw:text-box>
            <text:p>Main</text:p>
          </draw:text-box>
        </draw:frame>
        <draw:line draw:style-name="gr2" draw:text-style-name="P3" draw:layer="layout" svg:x1="22.6cm" svg:y1="8.6cm" svg:x2="22.6cm" svg:y2="10.9cm">
          <text:p/>
        </draw:line>
        <draw:line draw:style-name="gr2" draw:text-style-name="P3" draw:layer="layout" svg:x1="26.7cm" svg:y1="8.6cm" svg:x2="26.7cm" svg:y2="10.9cm">
          <text:p/>
        </draw:line>
        <draw:line draw:style-name="gr2" draw:text-style-name="P3" draw:layer="layout" svg:x1="22.6cm" svg:y1="10.9cm" svg:x2="26.7cm" svg:y2="10.9cm">
          <text:p/>
        </draw:line>
        <draw:line draw:style-name="gr4" draw:text-style-name="P3" draw:layer="layout" svg:x1="22.6cm" svg:y1="8.6cm" svg:x2="26.7cm" svg:y2="8.6cm">
          <text:p text:style-name="P5"><text:s/></text:p>
        </draw:line>
        <draw:frame draw:style-name="gr1" draw:text-style-name="P4" draw:layer="layout" svg:width="1.632cm" svg:height="0.962cm" svg:x="23.526cm" svg:y="9.3cm">
          <draw:text-box>
            <text:p>GUI</text:p>
          </draw:text-box>
        </draw:frame>
        <draw:line draw:style-name="gr2" draw:text-style-name="P3" draw:layer="layout" svg:x1="1.1cm" svg:y1="12.2cm" svg:x2="1.1cm" svg:y2="14.5cm">
          <text:p/>
        </draw:line>
        <draw:line draw:style-name="gr2" draw:text-style-name="P3" draw:layer="layout" svg:x1="5.2cm" svg:y1="12.2cm" svg:x2="5.2cm" svg:y2="14.5cm">
          <text:p/>
        </draw:line>
        <draw:line draw:style-name="gr2" draw:text-style-name="P3" draw:layer="layout" svg:x1="1.1cm" svg:y1="14.5cm" svg:x2="5.2cm" svg:y2="14.5cm">
          <text:p/>
        </draw:line>
        <draw:line draw:style-name="gr4" draw:text-style-name="P3" draw:layer="layout" svg:x1="1.1cm" svg:y1="12.2cm" svg:x2="5.2cm" svg:y2="12.2cm">
          <text:p text:style-name="P5"><text:s/></text:p>
        </draw:line>
        <draw:frame draw:style-name="gr1" draw:text-style-name="P4" draw:layer="layout" svg:width="3.427cm" svg:height="0.962cm" svg:x="1.473cm" svg:y="12.838cm">
          <draw:text-box>
            <text:p>Interpreter</text:p>
          </draw:text-box>
        </draw:frame>
        <draw:line draw:style-name="gr5" draw:text-style-name="P5" draw:layer="layout" svg:x1="5.2cm" svg:y1="13.5cm" svg:x2="6.8cm" svg:y2="13.5cm">
          <text:p/>
        </draw:line>
        <draw:line draw:style-name="gr6" draw:text-style-name="P3" draw:layer="layout" svg:x1="17cm" svg:y1="6.6cm" svg:x2="10.7cm" svg:y2="6.6cm">
          <text:p/>
        </draw:line>
        <draw:line draw:style-name="gr6" draw:text-style-name="P3" draw:layer="layout" svg:x1="10.8cm" svg:y1="13.4cm" svg:x2="17cm" svg:y2="13.4cm">
          <text:p/>
        </draw:line>
        <draw:line draw:style-name="gr6" draw:text-style-name="P3" draw:layer="layout" svg:x1="19cm" svg:y1="12.2cm" svg:x2="19cm" svg:y2="10.9cm">
          <text:p/>
        </draw:line>
        <draw:line draw:style-name="gr6" draw:text-style-name="P3" draw:layer="layout" svg:x1="21.1cm" svg:y1="9.9cm" svg:x2="22.6cm" svg:y2="9.9cm">
          <text:p/>
        </draw:line>
        <draw:line draw:style-name="gr6" draw:text-style-name="P3" draw:layer="layout" svg:x1="19cm" svg:y1="8.6cm" svg:x2="19cm" svg:y2="7.7cm">
          <text:p/>
        </draw:line>
        <draw:line draw:style-name="gr6" draw:text-style-name="P3" draw:layer="layout" svg:x1="8.6cm" svg:y1="7.7cm" svg:x2="8.6cm" svg:y2="1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5:47:18.460679450</meta:creation-date>
    <dc:date>2020-05-28T16:06:35.996949295</dc:date>
    <meta:editing-duration>PT9M5S</meta:editing-duration>
    <meta:editing-cycles>1</meta:editing-cycles>
    <meta:document-statistic meta:object-count="52"/>
    <meta:generator>LibreOffice/6.0.7.3$Linux_X86_64 LibreOffice_project/00m0$Build-3</meta:generator>
  </office:meta>
</office:document-meta>
</file>